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fill="solid" draw:fill-color="#3399ff" draw:textarea-horizontal-align="justify" draw:textarea-vertical-align="middle" draw:auto-grow-height="false"/>
    </style:style>
    <style:style style:name="gr5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svg:stroke-color="#dd4814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62cm"/>
    </style:style>
    <style:style style:name="gr11" style:family="graphic" style:parent-style-name="standard">
      <style:graphic-properties svg:stroke-color="#3465a4" draw:fill="solid" draw:fill-color="#3399ff" draw:textarea-horizontal-align="justify" draw:textarea-vertical-align="middle" draw:auto-grow-height="false"/>
    </style:style>
    <style:style style:name="gr12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ff3333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272cm" svg:height="1.774cm" svg:x="2.016cm" svg:y="1.889cm">
          <draw:text-box>
            <text:p>User is creating new plan - main view</text:p>
          </draw:text-box>
        </draw:frame>
        <draw:custom-shape draw:style-name="gr2" draw:text-style-name="P1" draw:layer="layout" svg:width="16.891cm" svg:height="23.749cm" svg:x="2.27cm" svg:y="3.921cm">
          <text:p text:style-name="P1"/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6.985cm" svg:height="1.139cm" svg:x="3.032cm" svg:y="4.937cm">
          <draw:text-box>
            <text:p>Vali aasta ja semester</text:p>
          </draw:text-box>
        </draw:frame>
        <draw:custom-shape draw:style-name="gr4" draw:text-style-name="P1" draw:layer="layout" svg:width="2.159cm" svg:height="1.016cm" svg:x="3.286cm" svg:y="6.71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5.826cm" svg:y="6.71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8.366cm" svg:y="6.7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1.016cm" svg:x="11.033cm" svg:y="6.7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016cm" svg:x="13.573cm" svg:y="6.715cm">
          <text:p text:style-name="P1">Kokkuvõ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239cm" svg:height="0.635cm" svg:x="3.286cm" svg:y="8.993cm">
          <text:p text:style-name="P1">Vali õppeain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381cm" svg:x="9.89cm" svg:y="9.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159cm" svg:height="0.635cm" svg:x="11.16cm" svg:y="8.993cm">
          <text:p text:style-name="P1">Lisa</text:p>
          <draw:enhanced-geometry svg:viewBox="0 0 21600 21600" draw:type="rectangle" draw:enhanced-path="M 0 0 L 21600 0 21600 21600 0 21600 0 0 Z N"/>
        </draw:custom-shape>
        <draw:frame draw:style-name="gr7" draw:layer="layout" svg:width="7.366cm" svg:height="0.962cm" svg:x="3.286cm" svg:y="9.528cm">
          <draw:text-box>
            <text:p>Kohustuslikud ained</text:p>
          </draw:text-box>
        </draw:frame>
        <draw:frame draw:style-name="gr7" draw:text-style-name="P2" draw:layer="layout" svg:width="5.715cm" svg:height="0.758cm" svg:x="3.54cm" svg:y="10.8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1.3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1.8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2.3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2.8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3.3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3.9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1cm" svg:y="14.306cm">
          <draw:text-box>
            <text:p text:style-name="P2">Aine nimi</text:p>
          </draw:text-box>
        </draw:frame>
        <draw:frame draw:style-name="gr7" draw:layer="layout" svg:width="7.366cm" svg:height="0.962cm" svg:x="3.286cm" svg:y="16.763cm">
          <draw:text-box>
            <text:p>Valikained</text:p>
          </draw:text-box>
        </draw:frame>
        <draw:frame draw:style-name="gr7" draw:text-style-name="P2" draw:layer="layout" svg:width="5.715cm" svg:height="0.758cm" svg:x="3.542cm" svg:y="17.9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2cm" svg:y="18.5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2cm" svg:y="19.1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2cm" svg:y="19.606cm">
          <draw:text-box>
            <text:p text:style-name="P2">Aine nimi</text:p>
          </draw:text-box>
        </draw:frame>
        <draw:frame draw:style-name="gr7" draw:text-style-name="P2" draw:layer="layout" svg:width="5.715cm" svg:height="0.758cm" svg:x="3.542cm" svg:y="20.206cm">
          <draw:text-box>
            <text:p text:style-name="P2">Aine nimi</text:p>
          </draw:text-box>
        </draw:frame>
        <draw:frame draw:style-name="gr8" draw:text-style-name="P2" draw:layer="layout" svg:width="1.905cm" svg:height="0.729cm" svg:x="6.715cm" svg:y="10.812cm">
          <draw:text-box>
            <text:p text:style-name="P2"><text:span text:style-name="T1">5 EAP</text:span></text:p>
          </draw:text-box>
        </draw:frame>
        <draw:frame draw:style-name="gr7" draw:text-style-name="P2" draw:layer="layout" svg:width="2.032cm" svg:height="0.758cm" svg:x="9.763cm" svg:y="10.275cm">
          <draw:text-box>
            <text:p text:style-name="P2"><text:span text:style-name="T1">VÕTA?</text:span></text:p>
          </draw:text-box>
        </draw:frame>
        <draw:custom-shape draw:style-name="gr9" draw:text-style-name="P1" draw:layer="layout" svg:width="0.381cm" svg:height="0.381cm" svg:x="10.27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2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3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0.271cm" svg:y="14.233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8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20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81cm" svg:height="0.381cm" svg:x="10.271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0.271cm" svg:y="14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0.271cm" svg:y="1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302cm" svg:height="1.139cm" svg:x="3.567cm" svg:y="21.274cm">
          <draw:text-box>
            <text:p>Kokku</text:p>
          </draw:text-box>
        </draw:frame>
        <draw:frame draw:style-name="gr10" draw:text-style-name="P2" draw:layer="layout" svg:width="3.302cm" svg:height="1.012cm" svg:x="3.794cm" svg:y="22.59cm">
          <draw:text-box>
            <text:p text:style-name="P2"><text:span text:style-name="T1">Kohustuslikud</text:span></text:p>
          </draw:text-box>
        </draw:frame>
        <draw:frame draw:style-name="gr10" draw:text-style-name="P2" draw:layer="layout" svg:width="3.302cm" svg:height="1.012cm" svg:x="3.794cm" svg:y="23.29cm">
          <draw:text-box>
            <text:p text:style-name="P2"><text:span text:style-name="T1">Valikained</text:span></text:p>
          </draw:text-box>
        </draw:frame>
        <draw:frame draw:style-name="gr10" draw:text-style-name="P2" draw:layer="layout" svg:width="3.302cm" svg:height="1.012cm" svg:x="3.794cm" svg:y="23.99cm">
          <draw:text-box>
            <text:p text:style-name="P2"><text:span text:style-name="T1">VÕTA</text:span></text:p>
          </draw:text-box>
        </draw:frame>
        <draw:custom-shape draw:style-name="gr11" draw:text-style-name="P1" draw:layer="layout" svg:width="2.159cm" svg:height="0.762cm" svg:x="3.286cm" svg:y="7.985cm">
          <text:p text:style-name="P1">Sügi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59cm" svg:height="0.762cm" svg:x="5.826cm" svg:y="7.985cm">
          <text:p text:style-name="P1">Keva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1.0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1.4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1.8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2.2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2.6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3.033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4.081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59cm" svg:height="0.381cm" svg:x="11.287cm" svg:y="14.589cm">
          <text:p text:style-name="P1"><text:span text:style-name="T1">Eemalda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524cm" svg:height="0.729cm" svg:x="7.35cm" svg:y="22.644cm">
          <draw:text-box>
            <text:p text:style-name="P2"><text:span text:style-name="T1">24</text:span></text:p>
          </draw:text-box>
        </draw:frame>
        <draw:frame draw:style-name="gr8" draw:text-style-name="P2" draw:layer="layout" svg:width="1.524cm" svg:height="0.729cm" svg:x="7.35cm" svg:y="23.345cm">
          <draw:text-box>
            <text:p text:style-name="P2"><text:span text:style-name="T1">5</text:span></text:p>
          </draw:text-box>
        </draw:frame>
        <draw:frame draw:style-name="gr8" draw:text-style-name="P2" draw:layer="layout" svg:width="1.524cm" svg:height="0.729cm" svg:x="7.35cm" svg:y="23.945cm">
          <draw:text-box>
            <text:p text:style-name="P2"><text:span text:style-name="T1">5</text:span></text:p>
          </draw:text-box>
        </draw:frame>
        <draw:frame draw:style-name="gr8" draw:text-style-name="P4" draw:layer="layout" svg:width="2.286cm" svg:height="0.729cm" svg:x="7.35cm" svg:y="24.446cm">
          <draw:text-box>
            <text:p text:style-name="P4"><text:span text:style-name="T2">24 </text:span><text:span text:style-name="T3">/ 27</text:span></text:p>
          </draw:text-box>
        </draw:frame>
        <draw:frame draw:style-name="gr13" draw:text-style-name="P2" draw:layer="layout" svg:width="14.859cm" svg:height="1.901cm" svg:x="3.794cm" svg:y="25.384cm">
          <draw:text-box>
            <text:p text:style-name="P2"><text:span text:style-name="T1">Kuna oled 5 EAP eest VÕTAt kasutanud, siis on sul hetkel õppekava minimaalsest täitmisest sellel semestril puudu 3 EAP-d. Viska midagi juurde ja väldi 3*50 = 150 eurost arvet. :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4:22:15.207022833</meta:creation-date>
    <dc:date>2015-10-31T14:59:13.334844172</dc:date>
    <meta:editing-duration>PT59S</meta:editing-duration>
    <meta:editing-cycles>1</meta:editing-cycles>
    <meta:document-statistic meta:object-count="61"/>
    <meta:generator>LibreOffice/4.2.8.2$Linux_X86_64 LibreOffice_project/420m0$Build-2</meta:generator>
  </office:meta>
</office:document-meta>
</file>